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<text:s/>Organism name </text:p>
          </table:table-cell>
          <table:table-cell office:value-type="string" calcext:value-type="string">
            <text:p><text:s/>Rast Id <text:s/></text:p>
          </table:table-cell>
          <table:table-cell office:value-type="string" calcext:value-type="string">
            <text:p>Database <text:s text:c="2"/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Arthrospira platensis NIES-39 AP011615.1 <text:s/></text:p>
          </table:table-cell>
          <table:table-cell office:value-type="float" office:value="6666666.212434" calcext:value-type="float">
            <text:p>6666666.212434</text:p>
          </table:table-cell>
          <table:table-cell office:value-type="string" calcext:value-type="string">
            <text:p><text:s/>Cyanos <text:s text:c="2"/></text:p>
          </table:table-cell>
          <table:table-cell/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<text:s/>Synechococcus sp. PCC 7002 <text:s/>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<text:s/>Cyanos <text:s text:c="2"/></text:p>
          </table:table-cell>
          <table:table-cell/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<text:s/>Cyanothece sp. ATCC 51142 <text:s/>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<text:s/>Cyanos <text:s text:c="2"/></text:p>
          </table:table-cell>
          <table:table-cell/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<text:s/>Methanosarcina acetivorans <text:s/>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<text:s/>Archaea <text:s/></text:p>
          </table:table-cell>
          <table:table-cell/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<text:s/>Nanoarchaeum equitans Kin4-M <text:s/>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<text:s/>Archaea <text:s/></text:p>
          </table:table-cell>
          <table:table-cell/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<text:s/>Natronomonas pharaonis DSM 2160 <text:s/>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<text:s/>Archaea <text:s/></text:p>
          </table:table-cell>
          <table:table-cell/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<text:s/>Sulfolobus solfataricus P2 <text:s/>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<text:s/>Archaea <text:s/></text:p>
          </table:table-cell>
          <table:table-cell/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<text:s/>Mycobacterium tuberculosis H37Rv <text:s/></text:p>
          </table:table-cell>
          <table:table-cell office:value-type="float" office:value="83332.234" calcext:value-type="float">
            <text:p>83332.234</text:p>
          </table:table-cell>
          <table:table-cell office:value-type="string" calcext:value-type="string">
            <text:p><text:s/>Actinos <text:s/></text:p>
          </table:table-cell>
          <table:table-cell/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<text:s/>Corynebacterium glutamicum ATCC 13032 <text:s/></text:p>
          </table:table-cell>
          <table:table-cell office:value-type="float" office:value="196627.31" calcext:value-type="float">
            <text:p>196627.31</text:p>
          </table:table-cell>
          <table:table-cell office:value-type="string" calcext:value-type="string">
            <text:p><text:s/>Actinos <text:s/></text:p>
          </table:table-cell>
          <table:table-cell/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<text:s/>Streptomyces coelicolor A3(2) NC_003888.3 <text:s/></text:p>
          </table:table-cell>
          <table:table-cell office:value-type="float" office:value="6666666.112876" calcext:value-type="float">
            <text:p>6666666.112876</text:p>
          </table:table-cell>
          <table:table-cell office:value-type="string" calcext:value-type="string">
            <text:p><text:s/>Actinos and Streptomyces </text:p>
          </table:table-cell>
          <table:table-cell/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<text:s/>Streptomyces sp. Mg1 NZ_CP011664.1 <text:s text:c="2"/></text:p>
          </table:table-cell>
          <table:table-cell office:value-type="float" office:value="6666666.1469" calcext:value-type="float">
            <text:p>6666666.1469</text:p>
          </table:table-cell>
          <table:table-cell office:value-type="string" calcext:value-type="string">
            <text:p><text:s/>Streptomyces <text:s/></text:p>
          </table:table-cell>
          <table:table-cell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20:02:28.305294516</meta:creation-date>
    <dc:date>2017-02-23T20:04:02.683081666</dc:date>
    <meta:editing-duration>P0D</meta:editing-duration>
    <meta:editing-cycles>1</meta:editing-cycles>
    <meta:document-statistic meta:table-count="1" meta:cell-count="49" meta:object-count="0"/>
    <meta:generator>LibreOffice/4.2.8.2$Linux_X86_64 LibreOffice_project/420m0$Build-2</meta:generator>
  </office:meta>
</office:document-meta>
</file>